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ttpPost.getRequest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Post.doConnectFilePost( URLConnection connect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HttpPost.doConnectFormPost( URLConnection connec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HttpPost.writePostData( PrintWriter ou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HttpPost.doConnect( URLConnection connect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HttpPost.setContentType( String content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Post.setUploadFile( File post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Post.areParamsAddedToUr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Post.getUploadFi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Post.getConten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